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338586371" text:style-name="L1">
        <text:list-header>
          <text:p text:style-name="P1">Jordan Zannier 997694810<text:line-break/>Naif Tarafdar 997590566</text:p>
        </text:list-header>
        <text:list-item>
          <text:p text:style-name="P2">Calculated CPI with stalls = 1.6392<text:line-break/>CPI = total number of cycles/total number of instructions <text:line-break/> = (total instructions + num of 1 cycle stalls + 2 * num of 2 cycle stalls)/total instructions<text:line-break/> = 1.6392<text:line-break/> = 63.92 % slowdown<text:line-break/></text:p>
        </text:list-item>
        <text:list-item>
          <text:p text:style-name="P2">Calculated CPI with stalls = 1.4005<text:line-break/>CPI = (total instructions + num of 1 cycle stalls + 2 * num of 2 cycle stalls)/total instructions</text:p>
          <text:p text:style-name="P2">= 1.4005</text:p>
          <text:p text:style-name="P2">=40.05 % slowdown<text:line-break/><text:line-break/>The two cycle stall was a load to use hazard because it's WX forwarding. <text:s/>The one cycle stall is a normal raw hazard which uses MX forwarding. <text:s/>A store can result only in a stall if the second source register is a RAW dependency, since a dependency on the first register can be bypassed (WM). <text:line-break/></text:p>
        </text:list-item>
        <text:list-item>
          <text:p text:style-name="P2">Calculated CPI with stalls = 1.2067<text:line-break/>CPI = (total instructions + num of 1 cycle stalls + 2 * num of 2 cycle stalls)/total instructions</text:p>
          <text:p text:style-name="P2">= 1.2067</text:p>
          <text:p text:style-name="P2">=20.67 % slowdown<text:line-break/><text:line-break/>The one cycle stall can be caused by a WAW dependency with 1 interweaved independent instruction. The one cycle structural hazard is a memory operation followed by two independent ALU operation, where the second ALU operation will create a 1 cycle stall. The two cycle stall are two consecutive instructions with a WAW dependency or 2 or more consecutive memory operations followed by an ALU operation. <text:s/>In the latter case two consecutive memory operations followed by a WAW hazard will result in a 2 cycle stall WAW (initially 1 cycle stall then 1 more because of a structural hazard), while two consecutive memory operations followed by an independent ALU operation will result in a 2 cycle structural hazard stall.</text:p>
          <text:p text:style-name="P2"><text:line-break/><text:span text:style-name="T1">Benchmark for Question 1 Explanation</text:span><text:line-break/>We used the O1 compilation flag. We have two loops, the first loop creates a 2 cycle stall for MAX_2CYCLE iterations. <text:s/>The second loop creates a 1 cycle stall for MAX_1CYCLE iterations. <text:s text:c="3"/><text:line-break/><text:line-break/>To calculate 2 cycle stall it would be 2 consecutive dependent instructions. First instruction writes to a register, while the second reads from the same register. Refer to line 53 which points out that variable a is being written to and then read from by the subsequent instruction on line 54. This will cause a RAW hazard that forces the pipeline to stall for 2 cycles. Refer to the comments from line 42 to 48 which has the assembly code clearly showing register 2 having the RAW hazard. <text:line-break/><text:line-break/>To calculate 1 cycle stall it would be 2 dependent instructions seperated by 1 independent instruction. Refer to line 72 which points out that variable h is written to, and then on line 73 an independent instruction is added for padding. The next instruction on line 74 reads from h, and causes a RAW hazard that forces the pipeline to stall for 1 cycle. Refer to the comments from line 62 to 68 which has the assembly code clearly showing register 2 having the RAW hazard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nnier Ryan</meta:initial-creator>
    <meta:creation-date>2013-09-18T17:32:21</meta:creation-date>
    <dc:date>2013-09-27T15:54:01</dc:date>
    <dc:creator>Zannier Ryan</dc:creator>
    <meta:editing-duration>PT37M24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1" meta:paragraph-count="9" meta:word-count="493" meta:character-count="2315" meta:non-whitespace-character-count="2298"/>
  </office:meta>
</office:document-meta>
</file>